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3525f" officeooo:paragraph-rsid="0013525f"/>
    </style:style>
    <style:style style:name="P2" style:family="paragraph" style:parent-style-name="Standard">
      <style:paragraph-properties fo:text-align="start" style:justify-single-word="false"/>
      <style:text-properties officeooo:rsid="00297d14" officeooo:paragraph-rsid="00297d14"/>
    </style:style>
    <style:style style:name="P3" style:family="paragraph" style:parent-style-name="Standard">
      <style:paragraph-properties fo:text-align="center" style:justify-single-word="false"/>
      <style:text-properties officeooo:rsid="002b85eb" officeooo:paragraph-rsid="002b85eb"/>
    </style:style>
    <style:style style:name="P4" style:family="paragraph" style:parent-style-name="Standard">
      <style:paragraph-properties fo:text-align="center" style:justify-single-word="false"/>
      <style:text-properties style:text-position="0% 100%" officeooo:rsid="003fbb1b" officeooo:paragraph-rsid="003fbb1b"/>
    </style:style>
    <style:style style:name="P5" style:family="paragraph" style:parent-style-name="Standard" style:list-style-name="L1">
      <style:paragraph-properties fo:text-align="start" style:justify-single-word="false"/>
      <style:text-properties officeooo:rsid="0014105d" officeooo:paragraph-rsid="0014105d"/>
    </style:style>
    <style:style style:name="P6" style:family="paragraph" style:parent-style-name="Standard" style:list-style-name="L1">
      <style:paragraph-properties fo:text-align="start" style:justify-single-word="false"/>
      <style:text-properties officeooo:rsid="001739b1" officeooo:paragraph-rsid="001739b1"/>
    </style:style>
    <style:style style:name="P7" style:family="paragraph" style:parent-style-name="Standard" style:list-style-name="L1">
      <style:paragraph-properties fo:text-align="start" style:justify-single-word="false"/>
      <style:text-properties officeooo:rsid="001489f8" officeooo:paragraph-rsid="001489f8"/>
    </style:style>
    <style:style style:name="P8" style:family="paragraph" style:parent-style-name="Standard" style:list-style-name="L1">
      <style:paragraph-properties fo:text-align="start" style:justify-single-word="false"/>
      <style:text-properties officeooo:rsid="0015b21a" officeooo:paragraph-rsid="0015b21a"/>
    </style:style>
    <style:style style:name="P9" style:family="paragraph" style:parent-style-name="Standard" style:list-style-name="L1">
      <style:paragraph-properties fo:text-align="start" style:justify-single-word="false"/>
      <style:text-properties officeooo:rsid="00186029" officeooo:paragraph-rsid="00186029"/>
    </style:style>
    <style:style style:name="P10" style:family="paragraph" style:parent-style-name="Standard" style:list-style-name="L1">
      <style:paragraph-properties fo:text-align="start" style:justify-single-word="false"/>
      <style:text-properties officeooo:rsid="0018ed10" officeooo:paragraph-rsid="0018ed10"/>
    </style:style>
    <style:style style:name="P11" style:family="paragraph" style:parent-style-name="Standard" style:list-style-name="L1">
      <style:paragraph-properties fo:text-align="start" style:justify-single-word="false"/>
      <style:text-properties officeooo:rsid="00199a27" officeooo:paragraph-rsid="00199a27"/>
    </style:style>
    <style:style style:name="P12" style:family="paragraph" style:parent-style-name="Standard" style:list-style-name="L1">
      <style:paragraph-properties fo:text-align="start" style:justify-single-word="false"/>
      <style:text-properties officeooo:rsid="0019e41e" officeooo:paragraph-rsid="0019e41e"/>
    </style:style>
    <style:style style:name="P13" style:family="paragraph" style:parent-style-name="Standard" style:list-style-name="L1">
      <style:paragraph-properties fo:text-align="start" style:justify-single-word="false"/>
      <style:text-properties officeooo:rsid="001bad7b" officeooo:paragraph-rsid="001bad7b"/>
    </style:style>
    <style:style style:name="P14" style:family="paragraph" style:parent-style-name="Standard" style:list-style-name="L1">
      <style:paragraph-properties fo:text-align="start" style:justify-single-word="false"/>
      <style:text-properties officeooo:rsid="001d91d7" officeooo:paragraph-rsid="001d91d7"/>
    </style:style>
    <style:style style:name="P15" style:family="paragraph" style:parent-style-name="Standard" style:list-style-name="L1">
      <style:paragraph-properties fo:text-align="start" style:justify-single-word="false"/>
      <style:text-properties officeooo:rsid="001ec7c0" officeooo:paragraph-rsid="001ec7c0"/>
    </style:style>
    <style:style style:name="P16" style:family="paragraph" style:parent-style-name="Standard" style:list-style-name="L1">
      <style:paragraph-properties fo:text-align="start" style:justify-single-word="false"/>
      <style:text-properties officeooo:rsid="00223d71" officeooo:paragraph-rsid="00223d71"/>
    </style:style>
    <style:style style:name="P17" style:family="paragraph" style:parent-style-name="Standard" style:list-style-name="L1">
      <style:paragraph-properties fo:text-align="start" style:justify-single-word="false"/>
      <style:text-properties officeooo:rsid="0023b936" officeooo:paragraph-rsid="0023b936"/>
    </style:style>
    <style:style style:name="P18" style:family="paragraph" style:parent-style-name="Standard" style:list-style-name="L1">
      <style:paragraph-properties fo:text-align="start" style:justify-single-word="false"/>
      <style:text-properties officeooo:rsid="0024d291" officeooo:paragraph-rsid="0024d291"/>
    </style:style>
    <style:style style:name="P19" style:family="paragraph" style:parent-style-name="Standard" style:list-style-name="L1">
      <style:paragraph-properties fo:text-align="start" style:justify-single-word="false"/>
      <style:text-properties officeooo:rsid="00255282" officeooo:paragraph-rsid="00255282"/>
    </style:style>
    <style:style style:name="P20" style:family="paragraph" style:parent-style-name="Standard" style:list-style-name="L1">
      <style:paragraph-properties fo:text-align="start" style:justify-single-word="false"/>
      <style:text-properties officeooo:rsid="0027dbd2" officeooo:paragraph-rsid="0027dbd2"/>
    </style:style>
    <style:style style:name="P21" style:family="paragraph" style:parent-style-name="Standard" style:list-style-name="L1">
      <style:paragraph-properties fo:text-align="start" style:justify-single-word="false"/>
      <style:text-properties officeooo:rsid="00297d14" officeooo:paragraph-rsid="00297d14"/>
    </style:style>
    <style:style style:name="P22" style:family="paragraph" style:parent-style-name="Standard" style:list-style-name="L2">
      <style:paragraph-properties fo:text-align="start" style:justify-single-word="false"/>
      <style:text-properties officeooo:rsid="002b85eb" officeooo:paragraph-rsid="002b85eb"/>
    </style:style>
    <style:style style:name="P23" style:family="paragraph" style:parent-style-name="Standard" style:list-style-name="L2">
      <style:paragraph-properties fo:text-align="start" style:justify-single-word="false"/>
      <style:text-properties officeooo:rsid="002cf80d" officeooo:paragraph-rsid="002cf80d"/>
    </style:style>
    <style:style style:name="P24" style:family="paragraph" style:parent-style-name="Standard" style:list-style-name="L2">
      <style:paragraph-properties fo:text-align="start" style:justify-single-word="false"/>
      <style:text-properties style:text-position="0% 100%" officeooo:rsid="002f20b3" officeooo:paragraph-rsid="002f20b3"/>
    </style:style>
    <style:style style:name="P25" style:family="paragraph" style:parent-style-name="Standard" style:list-style-name="L2">
      <style:paragraph-properties fo:text-align="start" style:justify-single-word="false"/>
      <style:text-properties style:text-position="0% 100%" officeooo:rsid="00315aa4" officeooo:paragraph-rsid="00315aa4"/>
    </style:style>
    <style:style style:name="P26" style:family="paragraph" style:parent-style-name="Standard" style:list-style-name="L2">
      <style:paragraph-properties fo:text-align="start" style:justify-single-word="false"/>
      <style:text-properties style:text-position="0% 100%" officeooo:rsid="0032260c" officeooo:paragraph-rsid="0032260c"/>
    </style:style>
    <style:style style:name="P27" style:family="paragraph" style:parent-style-name="Standard" style:list-style-name="L2">
      <style:paragraph-properties fo:text-align="start" style:justify-single-word="false"/>
      <style:text-properties style:text-position="0% 100%" officeooo:rsid="00330d8e" officeooo:paragraph-rsid="00330d8e"/>
    </style:style>
    <style:style style:name="P28" style:family="paragraph" style:parent-style-name="Standard" style:list-style-name="L2">
      <style:paragraph-properties fo:text-align="start" style:justify-single-word="false"/>
      <style:text-properties style:text-position="0% 100%" officeooo:rsid="0034ae33" officeooo:paragraph-rsid="0034ae33"/>
    </style:style>
    <style:style style:name="P29" style:family="paragraph" style:parent-style-name="Standard" style:list-style-name="L2">
      <style:paragraph-properties fo:text-align="start" style:justify-single-word="false"/>
      <style:text-properties style:text-position="0% 100%" officeooo:rsid="003772b5" officeooo:paragraph-rsid="003772b5"/>
    </style:style>
    <style:style style:name="P30" style:family="paragraph" style:parent-style-name="Standard" style:list-style-name="L2">
      <style:paragraph-properties fo:text-align="start" style:justify-single-word="false"/>
      <style:text-properties style:text-position="0% 100%" officeooo:rsid="0037d361" officeooo:paragraph-rsid="0037d361"/>
    </style:style>
    <style:style style:name="P31" style:family="paragraph" style:parent-style-name="Standard" style:list-style-name="L2">
      <style:paragraph-properties fo:text-align="start" style:justify-single-word="false"/>
      <style:text-properties style:text-position="0% 100%" officeooo:rsid="003b8986" officeooo:paragraph-rsid="003b8986"/>
    </style:style>
    <style:style style:name="P32" style:family="paragraph" style:parent-style-name="Standard" style:list-style-name="L2">
      <style:paragraph-properties fo:text-align="start" style:justify-single-word="false"/>
      <style:text-properties style:text-position="0% 100%" officeooo:rsid="003d5edb" officeooo:paragraph-rsid="003d5edb"/>
    </style:style>
    <style:style style:name="P33" style:family="paragraph" style:parent-style-name="Standard" style:list-style-name="L3">
      <style:paragraph-properties fo:text-align="start" style:justify-single-word="false"/>
      <style:text-properties style:text-position="0% 100%" officeooo:rsid="0040565d" officeooo:paragraph-rsid="0040565d"/>
    </style:style>
    <style:style style:name="P34" style:family="paragraph" style:parent-style-name="Standard" style:list-style-name="L3">
      <style:paragraph-properties fo:text-align="start" style:justify-single-word="false"/>
      <style:text-properties style:text-position="0% 100%" officeooo:rsid="004175b7" officeooo:paragraph-rsid="004175b7"/>
    </style:style>
    <style:style style:name="P35" style:family="paragraph" style:parent-style-name="Standard" style:list-style-name="L3">
      <style:paragraph-properties fo:text-align="start" style:justify-single-word="false"/>
      <style:text-properties style:text-position="0% 100%" officeooo:rsid="0041d543" officeooo:paragraph-rsid="0041d543"/>
    </style:style>
    <style:style style:name="P36" style:family="paragraph" style:parent-style-name="Standard" style:list-style-name="L3">
      <style:paragraph-properties fo:text-align="start" style:justify-single-word="false"/>
      <style:text-properties style:text-position="0% 100%" officeooo:rsid="0041eae4" officeooo:paragraph-rsid="0041eae4"/>
    </style:style>
    <style:style style:name="P37" style:family="paragraph" style:parent-style-name="Standard" style:list-style-name="L3">
      <style:paragraph-properties fo:text-align="start" style:justify-single-word="false"/>
      <style:text-properties style:text-position="0% 100%" officeooo:rsid="0042d01e" officeooo:paragraph-rsid="0042d01e"/>
    </style:style>
    <style:style style:name="P38" style:family="paragraph" style:parent-style-name="Standard" style:list-style-name="L3">
      <style:paragraph-properties fo:text-align="start" style:justify-single-word="false"/>
      <style:text-properties style:text-position="0% 100%" officeooo:rsid="00431706" officeooo:paragraph-rsid="00431706"/>
    </style:style>
    <style:style style:name="P39" style:family="paragraph" style:parent-style-name="Standard" style:list-style-name="L3">
      <style:paragraph-properties fo:text-align="start" style:justify-single-word="false"/>
      <style:text-properties style:text-position="0% 100%" officeooo:rsid="00453a5b" officeooo:paragraph-rsid="00453a5b"/>
    </style:style>
    <style:style style:name="P40" style:family="paragraph" style:parent-style-name="Standard" style:list-style-name="L3">
      <style:paragraph-properties fo:text-align="start" style:justify-single-word="false"/>
      <style:text-properties style:text-position="0% 100%" officeooo:rsid="0046ef4f" officeooo:paragraph-rsid="0046ef4f"/>
    </style:style>
    <style:style style:name="P41" style:family="paragraph" style:parent-style-name="Standard" style:list-style-name="L3">
      <style:paragraph-properties fo:text-align="start" style:justify-single-word="false"/>
      <style:text-properties style:text-position="0% 100%" officeooo:rsid="0049456a" officeooo:paragraph-rsid="0049456a"/>
    </style:style>
    <style:style style:name="P42" style:family="paragraph" style:parent-style-name="Standard" style:list-style-name="L3">
      <style:paragraph-properties fo:text-align="start" style:justify-single-word="false"/>
      <style:text-properties style:text-position="0% 100%" officeooo:rsid="004a6faa" officeooo:paragraph-rsid="004a6faa"/>
    </style:style>
    <style:style style:name="P43" style:family="paragraph" style:parent-style-name="Standard" style:list-style-name="L3">
      <style:paragraph-properties fo:text-align="start" style:justify-single-word="false"/>
      <style:text-properties style:text-position="0% 100%" officeooo:rsid="004c26c6" officeooo:paragraph-rsid="004c26c6"/>
    </style:style>
    <style:style style:name="P44" style:family="paragraph" style:parent-style-name="Standard" style:list-style-name="L3">
      <style:paragraph-properties fo:text-align="start" style:justify-single-word="false"/>
      <style:text-properties style:text-position="0% 100%" officeooo:rsid="004d2f25" officeooo:paragraph-rsid="004d2f25"/>
    </style:style>
    <style:style style:name="P45" style:family="paragraph" style:parent-style-name="Standard" style:list-style-name="L3">
      <style:paragraph-properties fo:text-align="start" style:justify-single-word="false"/>
      <style:text-properties style:text-position="0% 100%" officeooo:rsid="004e2b7f" officeooo:paragraph-rsid="004e2b7f"/>
    </style:style>
    <style:style style:name="P46" style:family="paragraph" style:parent-style-name="Standard" style:list-style-name="L3">
      <style:paragraph-properties fo:text-align="start" style:justify-single-word="false"/>
      <style:text-properties style:text-position="0% 100%" officeooo:rsid="004fc4ed" officeooo:paragraph-rsid="004fc4ed"/>
    </style:style>
    <style:style style:name="P47" style:family="paragraph" style:parent-style-name="Standard" style:list-style-name="L3">
      <style:paragraph-properties fo:text-align="start" style:justify-single-word="false"/>
      <style:text-properties style:text-position="0% 100%" officeooo:rsid="00513389" officeooo:paragraph-rsid="00513389"/>
    </style:style>
    <style:style style:name="P48" style:family="paragraph" style:parent-style-name="Standard" style:list-style-name="L3">
      <style:paragraph-properties fo:text-align="start" style:justify-single-word="false"/>
      <style:text-properties style:text-position="0% 100%" officeooo:rsid="005142d6" officeooo:paragraph-rsid="005142d6"/>
    </style:style>
    <style:style style:name="P49" style:family="paragraph" style:parent-style-name="Standard" style:list-style-name="L3">
      <style:paragraph-properties fo:text-align="start" style:justify-single-word="false"/>
      <style:text-properties style:text-position="0% 100%" officeooo:rsid="0051beae" officeooo:paragraph-rsid="0051beae"/>
    </style:style>
    <style:style style:name="P50" style:family="paragraph" style:parent-style-name="Standard" style:list-style-name="L3">
      <style:paragraph-properties fo:text-align="start" style:justify-single-word="false"/>
      <style:text-properties style:text-position="0% 100%" officeooo:rsid="0052d87d" officeooo:paragraph-rsid="0052d87d"/>
    </style:style>
    <style:style style:name="P51" style:family="paragraph" style:parent-style-name="Standard" style:list-style-name="L3">
      <style:paragraph-properties fo:text-align="start" style:justify-single-word="false"/>
      <style:text-properties style:text-position="0% 100%" officeooo:rsid="005311b9" officeooo:paragraph-rsid="005311b9"/>
    </style:style>
    <style:style style:name="P52" style:family="paragraph" style:parent-style-name="Standard" style:list-style-name="L2">
      <style:paragraph-properties fo:text-align="start" style:justify-single-word="false"/>
      <style:text-properties officeooo:rsid="003b34c0" officeooo:paragraph-rsid="003b34c0"/>
    </style:style>
    <style:style style:name="P53" style:family="paragraph" style:parent-style-name="Standard" style:list-style-name="L2">
      <style:paragraph-properties fo:text-align="start" style:justify-single-word="false"/>
      <style:text-properties officeooo:rsid="003b8986" officeooo:paragraph-rsid="003b8986"/>
    </style:style>
    <style:style style:name="P54" style:family="paragraph" style:parent-style-name="Standard" style:list-style-name="L2">
      <style:paragraph-properties fo:text-align="start" style:justify-single-word="false"/>
      <style:text-properties officeooo:rsid="003ee515" officeooo:paragraph-rsid="003ee515"/>
    </style:style>
    <style:style style:name="P55" style:family="paragraph" style:parent-style-name="Standard">
      <style:paragraph-properties fo:text-align="start" style:justify-single-word="false"/>
      <style:text-properties style:text-position="sub 58%" officeooo:rsid="003ee515" officeooo:paragraph-rsid="003ee515"/>
    </style:style>
    <style:style style:name="T1" style:family="text">
      <style:text-properties officeooo:rsid="0029ffd1"/>
    </style:style>
    <style:style style:name="T2" style:family="text">
      <style:text-properties officeooo:rsid="002cf80d"/>
    </style:style>
    <style:style style:name="T3" style:family="text">
      <style:text-properties style:text-position="sub 58%"/>
    </style:style>
    <style:style style:name="T4" style:family="text">
      <style:text-properties style:text-position="0% 100%"/>
    </style:style>
    <style:style style:name="T5" style:family="text">
      <style:text-properties officeooo:rsid="0047b6f0"/>
    </style:style>
    <style:style style:name="T6" style:family="text">
      <style:text-properties officeooo:rsid="004a8b3d"/>
    </style:style>
    <style:style style:name="T7" style:family="text">
      <style:text-properties officeooo:rsid="00563918"/>
    </style:style>
    <style:style style:name="T8" style:family="text">
      <style:text-properties officeooo:rsid="0057b0b5"/>
    </style:style>
    <style:style style:name="T9" style:family="text">
      <style:text-properties officeooo:rsid="0058a5b1"/>
    </style:style>
    <style:style style:name="T10" style:family="text">
      <style:text-properties officeooo:rsid="005c4627"/>
    </style:style>
    <style:style style:name="T11" style:family="text">
      <style:text-properties officeooo:rsid="005c4944"/>
    </style:style>
    <style:style style:name="T12" style:family="text">
      <style:text-properties officeooo:rsid="005cccdc"/>
    </style:style>
    <style:style style:name="T13" style:family="text">
      <style:text-properties officeooo:rsid="005dbd6c"/>
    </style:style>
    <style:style style:name="T14" style:family="text">
      <style:text-properties officeooo:rsid="005dfc15"/>
    </style:style>
    <style:style style:name="T15" style:family="text">
      <style:text-properties officeooo:rsid="005f0e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that I missed on the review </text:p>
      <text:p text:style-name="P1"/>
      <text:p text:style-name="P1">Chapter 20</text:p>
      <text:p text:style-name="P1"/>
      <text:list xml:id="list3311018748" text:style-name="L1">
        <text:list-item>
          <text:p text:style-name="P5">Which of the following is a function of supporting cells in the nervous system? </text:p>
          <text:list>
            <text:list-item>
              <text:p text:style-name="P6">Regulate fluid surrounding neurons </text:p>
            </text:list-item>
          </text:list>
        </text:list-item>
        <text:list-item>
          <text:p text:style-name="P7">Two characteristics of sm<text:span text:style-name="T7">o</text:span>oth muscle are ____ and _____ </text:p>
          <text:list>
            <text:list-item>
              <text:p text:style-name="P8">located in walls of internal organs; contracts slowly </text:p>
            </text:list-item>
          </text:list>
        </text:list-item>
        <text:list-item>
          <text:p text:style-name="P9">Skeletal muscles are attached to bones by ______, and bones are attached to bones by ______</text:p>
          <text:list>
            <text:list-item>
              <text:p text:style-name="P10">tendons; ligaments </text:p>
            </text:list-item>
          </text:list>
        </text:list-item>
        <text:list-item>
          <text:p text:style-name="P11">Which of the following describes an emergent property of the heart?</text:p>
          <text:list>
            <text:list-item>
              <text:p text:style-name="P11">The heart pumps blood </text:p>
            </text:list-item>
          </text:list>
        </text:list-item>
        <text:list-item>
          <text:p text:style-name="P12">You small intestine has several <text:span text:style-name="T8">layers</text:span>. Which of the listed layers is in direct contact with the liquefied food that passes through your intestine? </text:p>
          <text:list>
            <text:list-item>
              <text:p text:style-name="P12">Columnar epithelium </text:p>
            </text:list-item>
          </text:list>
        </text:list-item>
        <text:list-item>
          <text:p text:style-name="P13">Which organ system regulated the water balance of the blood?</text:p>
          <text:list>
            <text:list-item>
              <text:p text:style-name="P13">Urinary </text:p>
            </text:list-item>
          </text:list>
        </text:list-item>
        <text:list-item>
          <text:p text:style-name="P14">Which layer of the skin contains sensory receptors for temperature, touch, and pain?</text:p>
          <text:list>
            <text:list-item>
              <text:p text:style-name="P14">Dermis </text:p>
              <text:list>
                <text:list-item>
                  <text:p text:style-name="P15">Does not constantly renew like the epidermis </text:p>
                </text:list-item>
              </text:list>
            </text:list-item>
          </text:list>
        </text:list-item>
        <text:list-item>
          <text:p text:style-name="P16">Which of the following describes a study of a new laser treatment for acne whose results you would trust?</text:p>
          <text:list>
            <text:list-item>
              <text:p text:style-name="P16">A single-blind sytudy where the experimental and control treatments are applied to one side of each subject’s face </text:p>
            </text:list-item>
          </text:list>
        </text:list-item>
        <text:list-item>
          <text:p text:style-name="P17">In animals, the internal environment of cells is the _____</text:p>
          <text:list>
            <text:list-item>
              <text:p text:style-name="P17">Interstitial fluid </text:p>
              <text:list>
                <text:list-item>
                  <text:p text:style-name="P18">Cells <text:span text:style-name="T9">are</text:span> surrounded by this fluid, from which it obtains nutrients and other substances, and secretes its products </text:p>
                </text:list-item>
              </text:list>
            </text:list-item>
          </text:list>
        </text:list-item>
        <text:list-item>
          <text:p text:style-name="P19">What will happen when a person’s blood sugar level decreases between meals?</text:p>
          <text:list>
            <text:list-item>
              <text:p text:style-name="P19">Blood sugar level will increase until it reaches an appropriate value </text:p>
              <text:list>
                <text:list-item>
                  <text:p text:style-name="P20">Homeostasis acts to maintain blood sugar within a normal range </text:p>
                </text:list-item>
              </text:list>
            </text:list-item>
          </text:list>
        </text:list-item>
        <text:list-item>
          <text:p text:style-name="P21">Hypothalamus causes sweating; <text:span text:style-name="T1">dilation of blood vessels</text:span></text:p>
        </text:list-item>
      </text:list>
      <text:p text:style-name="P2"/>
      <text:p text:style-name="P3">Chapter 22</text:p>
      <text:p text:style-name="P3"/>
      <text:list xml:id="list952837347" text:style-name="L2">
        <text:list-item>
          <text:p text:style-name="P22">“<text:span text:style-name="T2">Gas transport” within the body refers to which of the following?</text:span></text:p>
          <text:list>
            <text:list-item>
              <text:p text:style-name="P23">Movement of O<text:span text:style-name="T3">2 </text:span><text:span text:style-name="T4">and CO</text:span><text:span text:style-name="T3">2</text:span><text:span text:style-name="T4"> between lungs and tissues </text:span></text:p>
            </text:list-item>
          </text:list>
        </text:list-item>
        <text:list-item>
          <text:p text:style-name="P24">In earthworms, gas exchange occurs across the membranes of the ____</text:p>
          <text:list>
            <text:list-item>
              <text:p text:style-name="P24">skin </text:p>
            </text:list-item>
          </text:list>
        </text:list-item>
        <text:list-item>
          <text:p text:style-name="P25">Respiratory <text:span text:style-name="T10">surfaces</text:span> in all animals are _____</text:p>
          <text:list>
            <text:list-item>
              <text:p text:style-name="P25">moist </text:p>
            </text:list-item>
          </text:list>
        </text:list-item>
        <text:list-item>
          <text:p text:style-name="P26">What is the advantage of countercurrent gas exchange in the gills of fish?</text:p>
          <text:list>
            <text:list-item>
              <text:p text:style-name="P26">It maximizes the amount of oxygen removed from water</text:p>
              <text:list>
                <text:list-item>
                  <text:p text:style-name="P27">Oxygen gradient between water and blood along the whole length of the capillary </text:p>
                </text:list-item>
                <text:list-item>
                  <text:p text:style-name="P28">Most oxygen possible removed from the oxygen-poor watery environment </text:p>
                </text:list-item>
              </text:list>
            </text:list-item>
          </text:list>
        </text:list-item>
        <text:list-item>
          <text:p text:style-name="P29">Which of the following changes would you expect to occur with agin<text:span text:style-name="T11">g</text:span> or lung diseases, such as emphysema?</text:p>
          <text:list>
            <text:list-item>
              <text:p text:style-name="P29">Decreased vital capacity and increase residual<text:span text:style-name="T13">d</text:span> volume </text:p>
              <text:list>
                <text:list-item>
                  <text:p text:style-name="P30">Residual volume is the volume of air remaining in <text:span text:style-name="T12">t</text:span>he lungs after a maximum exhalation </text:p>
                </text:list-item>
              </text:list>
            </text:list-item>
          </text:list>
        </text:list-item>
        <text:list-item>
          <text:p text:style-name="P52"><text:soft-page-break/><text:span text:style-name="T4">Hemoglobin can bind to four O</text:span><text:span text:style-name="T3">2</text:span><text:span text:style-name="T4"> molecules </text:span></text:p>
        </text:list-item>
        <text:list-item>
          <text:p text:style-name="P31">All of the following are functins of hemoglobin except:</text:p>
          <text:list>
            <text:list-item>
              <text:p text:style-name="P31">assist in blood clotting</text:p>
              <text:list>
                <text:list-item>
                  <text:p text:style-name="P53"><text:span text:style-name="T4">It does transport some CO</text:span><text:span text:style-name="T3">2</text:span><text:span text:style-name="T4"> </text:span></text:p>
                </text:list-item>
              </text:list>
            </text:list-item>
          </text:list>
        </text:list-item>
        <text:list-item>
          <text:p text:style-name="P32">In the presence of excess bicarbonate ion, which of the following occurs?</text:p>
          <text:list>
            <text:list-item>
              <text:p text:style-name="P32">More carbon dioxide ions will be made</text:p>
              <text:list>
                <text:list-item>
                  <text:p text:style-name="P54"><text:span text:style-name="T4">Excess bicarbonate ions will push the reaction in the direction of CO</text:span><text:span text:style-name="T3">2</text:span></text:p>
                </text:list-item>
              </text:list>
            </text:list-item>
          </text:list>
        </text:list-item>
      </text:list>
      <text:p text:style-name="P55"/>
      <text:p text:style-name="P4">Chapter 23</text:p>
      <text:p text:style-name="P4"/>
      <text:list xml:id="list1394657314" text:style-name="L3">
        <text:list-item>
          <text:p text:style-name="P33">The evolution of the four-chambered heart is an example of _____</text:p>
          <text:list>
            <text:list-item>
              <text:p text:style-name="P33">Convergent evolution </text:p>
              <text:list>
                <text:list-item>
                  <text:p text:style-name="P34">Occurs when natural selection favors a similar adaptation in different organisms faced with similar environmental challenges. Birds and mammals both have high energy needs that require the strong pumping capabilities of a four-chambered heart. </text:p>
                </text:list-item>
              </text:list>
            </text:list-item>
          </text:list>
        </text:list-item>
        <text:list-item>
          <text:p text:style-name="P35">The role of the the ventricles is to _____</text:p>
          <text:list>
            <text:list-item>
              <text:p text:style-name="P35">Pump blood throug<text:span text:style-name="T14">h</text:span> the pulmonary and systemic circulations </text:p>
              <text:list>
                <text:list-item>
                  <text:p text:style-name="P36">Pump low-oxygen blood out of the heart via the pulmonary arteries to the lungs in the pulmonary circulation, and high-oxygen blood out of the heart via the aorta to the body in systemic circulation </text:p>
                </text:list-item>
              </text:list>
            </text:list-item>
          </text:list>
        </text:list-item>
        <text:list-item>
          <text:p text:style-name="P37">The “lub” that you hear through a stethoscope when listening to the heart is caused by the recoil of blood against the closed ____. The “dub” is caused by the recoil of blood against the closed _____.</text:p>
          <text:list>
            <text:list-item>
              <text:p text:style-name="P38">Atrioventricular valves between the atria and ventricles; semilunar valves between the right ventricle and the pulmonary arteries, and left ventricle and aorta </text:p>
            </text:list-item>
          </text:list>
        </text:list-item>
        <text:list-item>
          <text:p text:style-name="P39">During the diastole phase of the cardiac cycle, _______.</text:p>
          <text:list>
            <text:list-item>
              <text:p text:style-name="P39">The atrioventricular valves are open and the semilunar valves are closed </text:p>
            </text:list-item>
          </text:list>
        </text:list-item>
        <text:list-item>
          <text:p text:style-name="P40">What causes damage to cardiac tissue <text:span text:style-name="T5">after a myocardial infarction?</text:span></text:p>
          <text:list>
            <text:list-item>
              <text:p text:style-name="P41">The loss of oxygen due to blocked coronary arteries results in the damage or death of tissue</text:p>
              <text:list>
                <text:list-item>
                  <text:p text:style-name="P42">Myocardial infarction = heart attack </text:p>
                  <text:list>
                    <text:list-item>
                      <text:p text:style-name="P42">Infarcted (blocked) coronary arteries can no longer supply oxygen to this high-energy organ. <text:span text:style-name="T6">Without it, heart muscle quickly dies. </text:span></text:p>
                    </text:list-item>
                  </text:list>
                </text:list-item>
              </text:list>
            </text:list-item>
          </text:list>
        </text:list-item>
        <text:list-item>
          <text:p text:style-name="P43">Fatty plaque deposits in the inner walls of arteries form in ______.</text:p>
          <text:list>
            <text:list-item>
              <text:p text:style-name="P43">Atherosclerosis </text:p>
              <text:list>
                <text:list-item>
                  <text:p text:style-name="P44">Over time, plaques may rupture and cause blood clots to form, which can block arteries and cause heart attacks and strokes </text:p>
                </text:list-item>
              </text:list>
            </text:list-item>
          </text:list>
        </text:list-item>
        <text:list-item>
          <text:p text:style-name="P45">When relaxed, precapillary sphincters allow ______</text:p>
          <text:list>
            <text:list-item>
              <text:p text:style-name="P45">Blood to enter the capillary bed </text:p>
            </text:list-item>
          </text:list>
        </text:list-item>
        <text:list-item>
          <text:p text:style-name="P46">Plasma makes up about ______ of blood volume, while the cellular elements make up about ______.</text:p>
          <text:list>
            <text:list-item>
              <text:p text:style-name="P47">55%; 45%</text:p>
              <text:list>
                <text:list-item>
                  <text:p text:style-name="P47">Plasma consists mostly of water, in which ions, plasma proteins, nutrients, waste products, respiratory gases, and hormones are dissolved. The cellular component consists of white and red blood cells and platelets, which are cell fragments. </text:p>
                </text:list-item>
              </text:list>
            </text:list-item>
          </text:list>
        </text:list-item>
        <text:list-item>
          <text:p text:style-name="P48">What is the functi<text:span text:style-name="T15">o</text:span>n of the platelet plug that forms as a response to tissue injury?</text:p>
          <text:list>
            <text:list-item>
              <text:p text:style-name="P48">To reduce blood leakage into surrounding tissues </text:p>
              <text:list>
                <text:list-item>
                  <text:p text:style-name="P48">Platelet plug is like a “scab” on the inside of the vessel. It plugs up the wound and prevents blood loss.</text:p>
                  <text:p text:style-name="P48"/>
                </text:list-item>
              </text:list>
            </text:list-item>
          </text:list>
        </text:list-item>
        <text:list-item>
          <text:p text:style-name="P48"><text:soft-page-break/>A patient with a tendency to thrombus formation might benefit from _____.<text:tab/></text:p>
          <text:list>
            <text:list-item>
              <text:p text:style-name="P48">An anticoagulant such as aspirin </text:p>
              <text:list>
                <text:list-item>
                  <text:p text:style-name="P48">Aspirin, warfarin, and herparin are drugs the reduce clotting. A thrombus is a clot that forms in the absence of injury and, if untreated, can block an artery and cause a heart attack or stroke. </text:p>
                </text:list-item>
              </text:list>
            </text:list-item>
          </text:list>
        </text:list-item>
        <text:list-item>
          <text:p text:style-name="P49">How does leukemia affect platelets and erythocytes (WBC)?</text:p>
          <text:list>
            <text:list-item>
              <text:p text:style-name="P49">The malignant leukocytes crowd out normal bone marrow </text:p>
              <text:list>
                <text:list-item>
                  <text:p text:style-name="P49">Leukemia is the overproduction of white blood cells. These cells crowd out the normal cells in the bone marrow, including those that would develop into erythrocytes and platelets, eventually preventing normal clotting and causing severe anemia. </text:p>
                </text:list-item>
              </text:list>
            </text:list-item>
          </text:list>
        </text:list-item>
        <text:list-item>
          <text:p text:style-name="P50">Which choice correctly summarizes the main steps in stem cell transplantation for leukemia?</text:p>
          <text:list>
            <text:list-item>
              <text:p text:style-name="P50">The patient’s bone marrow is destroyed and replaced with healthy stem cells.</text:p>
              <text:list>
                <text:list-item>
                  <text:p text:style-name="P51">Patient undergoes treatment to eradicate his/her own cancerous bone marrow, and the donated/harvested cells are transplanted into his/her bone marrow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8:09:11.166259744</meta:creation-date>
    <dc:date>2018-01-30T09:03:55.356190130</dc:date>
    <meta:editing-duration>PT1H47S</meta:editing-duration>
    <meta:editing-cycles>84</meta:editing-cycles>
    <meta:generator>LibreOffice/5.3.7.2.0$Linux_X86_64 LibreOffice_project/30m0$Build-2</meta:generator>
    <meta:document-statistic meta:table-count="0" meta:image-count="0" meta:object-count="0" meta:page-count="3" meta:paragraph-count="83" meta:word-count="1025" meta:character-count="5994" meta:non-whitespace-character-count="5085"/>
  </office:meta>
</office:document-meta>
</file>